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digitalocean.com/community/tutorials/how-to-build-a-modern-web-application-to-manage-customer-information-with-django-and-react-on-ubuntu-18-04" text:style-name="Internet_20_link" text:visited-style-name="Visited_20_Internet_20_Link">https://www.digitalocean.com/community/tutorials/how-to-build-a-modern-web-application-to-manage-customer-information-with-django-and-react-on-ubuntu-18-0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7:39:30.617638536</meta:creation-date>
    <dc:date>2020-03-05T17:39:55.54483486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155" meta:non-whitespace-character-count="155"/>
    <meta:generator>LibreOffice/6.0.7.3$Linux_X86_64 LibreOffice_project/00m0$Build-3</meta:generator>
  </office:meta>
</office:document-meta>
</file>